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9B00000016F9253115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ans-Bold" svg:font-family="OpenSans-Bold" style:font-family-generic="roman" style:font-pitch="variable"/>
    <style:font-face style:name="OpenSans-Bold1" svg:font-family="OpenSans-Bold"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Table1" style:family="table">
      <style:table-properties style:width="16.002cm" style:rel-width="100%" fo:margin-left="0cm" fo:margin-top="0cm" fo:margin-bottom="0cm" table:align="left" style:writing-mode="page"/>
    </style:style>
    <style:style style:name="Table1.A" style:family="table-column">
      <style:table-column-properties style:column-width="5.334cm" style:rel-column-width="21845*"/>
    </style:style>
    <style:style style:name="Table1.B" style:family="table-column">
      <style:table-column-properties style:column-width="5.334cm" style:rel-column-width="21847*"/>
    </style:style>
    <style:style style:name="Table1.C" style:family="table-column">
      <style:table-column-properties style:column-width="5.334cm" style:rel-column-width="21843*"/>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6.002cm" style:rel-width="100%" fo:margin-left="0cm" fo:margin-top="0cm" fo:margin-bottom="0cm" table:align="left" style:writing-mode="page"/>
    </style:style>
    <style:style style:name="Table2.A" style:family="table-column">
      <style:table-column-properties style:column-width="5.334cm" style:rel-column-width="21845*"/>
    </style:style>
    <style:style style:name="Table2.B" style:family="table-column">
      <style:table-column-properties style:column-width="5.334cm" style:rel-column-width="21847*"/>
    </style:style>
    <style:style style:name="Table2.C" style:family="table-column">
      <style:table-column-properties style:column-width="5.334cm" style:rel-column-width="21843*"/>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P1" style:family="paragraph" style:parent-style-name="Date1">
      <style:text-properties fo:language="en" fo:country="US"/>
    </style:style>
    <style:style style:name="P2" style:family="paragraph" style:parent-style-name="Footer">
      <style:paragraph-properties fo:margin-left="0cm"/>
      <style:text-properties fo:font-weight="bold" style:font-weight-asian="bold"/>
    </style:style>
    <style:style style:name="P3" style:family="paragraph" style:parent-style-name="Source_20_Code">
      <style:paragraph-properties fo:text-align="start" style:justify-single-word="false"/>
    </style:style>
    <style:style style:name="P4" style:family="paragraph" style:parent-style-name="Standard" style:list-style-name="WWNum15"/>
    <style:style style:name="P5" style:family="paragraph" style:parent-style-name="Standard" style:list-style-name="WWNum16">
      <style:paragraph-properties fo:text-align="start" style:justify-single-word="false"/>
    </style:style>
    <style:style style:name="P6" style:family="paragraph" style:parent-style-name="Standard">
      <style:paragraph-properties fo:text-align="start" style:justify-single-word="false"/>
    </style:style>
    <style:style style:name="P7" style:family="paragraph" style:parent-style-name="Standard" style:list-style-name="WWNum17">
      <style:paragraph-properties fo:text-align="start" style:justify-single-word="false"/>
    </style:style>
    <style:style style:name="P8" style:family="paragraph" style:parent-style-name="Standard" style:list-style-name="WWNum18">
      <style:paragraph-properties fo:text-align="start" style:justify-single-word="false"/>
    </style:style>
    <style:style style:name="P9" style:family="paragraph" style:parent-style-name="Standard" style:list-style-name="WWNum19">
      <style:paragraph-properties fo:text-align="start" style:justify-single-word="false"/>
    </style:style>
    <style:style style:name="P10" style:family="paragraph" style:parent-style-name="Standard" style:list-style-name="WWNum20">
      <style:paragraph-properties fo:text-align="start" style:justify-single-word="false"/>
    </style:style>
    <style:style style:name="P11" style:family="paragraph" style:parent-style-name="Standard">
      <style:text-properties fo:font-weight="bold" style:font-weight-asian="bold"/>
    </style:style>
    <style:style style:name="P12" style:family="paragraph" style:parent-style-name="Standard">
      <style:paragraph-properties fo:text-align="start" style:justify-single-word="false"/>
      <style:text-properties fo:font-weight="bold" style:font-weight-asian="bold"/>
    </style:style>
    <style:style style:name="P13" style:family="paragraph" style:parent-style-name="nom_20_de_20_la_20_personne">
      <style:paragraph-properties fo:margin-right="12.002cm" fo:margin-top="0cm" fo:margin-bottom="0.199cm" style:contextual-spacing="false"/>
      <style:text-properties style:font-name="Arial" fo:font-size="14pt" style:font-size-asian="14pt" style:font-name-complex="Arial1" style:font-size-complex="14pt"/>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Arial" fo:font-size="14pt" style:font-size-asian="14pt" style:font-name-complex="Arial1" style:font-size-complex="14pt"/>
    </style:style>
    <style:style style:name="fr1" style:family="graphic" style:parent-style-name="Graphics">
      <style:graphic-properties fo:margin-left="0.318cm" fo:margin-right="0.318cm" fo:margin-top="0cm" fo:margin-bottom="0.7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éation d’un compte sur Mastodon pour le service ARDEL</text:p>
      <text:p text:style-name="author" loext:marker-style-name="T1"><text:span text:style-name="T1">Dam</text:span><text:bookmark text:name="_GoBack"/><text:span text:style-name="T1">ien Belvèze</text:span><text:span text:style-name="T1"/></text:p>
      <text:p text:style-name="Date1" loext:marker-style-name="T1"><text:span text:style-name="T1">2024-03-22</text:span><text:span text:style-name="T1"/></text:p>
      <text:p text:style-name="P1" loext:marker-style-name="T1"/>
      <text:p text:style-name="P1" loext:marker-style-name="T1"/>
      <text:p text:style-name="Intense_20_Quote" loext:marker-style-name="T1"><text:span text:style-name="T1">People on Mastodon are boring. They talk about polluting less, escaping tech monopolies, biking. They help each other and they seem really afraid of climate change. They have complete disdain for real issues like wokism, football results or the last iphone</text:span><text:span text:style-name="T1"/></text:p>
      <text:p text:style-name="Standard">(Lionel Dricot, Ploum)</text:p>
      <text:h text:style-name="Heading_20_1" text:outline-level="1"><text:bookmark-start text:name="rappel-du-contexte"/>Rappel du contexte</text:h>
      <text:p text:style-name="Standard">Suite au rachat de Twitter par Elon Musk et à la dégradation du service rendu aux chercheurs par X, l’Université de Rennes met son compte Twitter en sommeil. Du côté de la direction de la communication, on pousse vers un investissement sur un nouveau réseau social centralisé, Threads, propriété de Meta et qui fonctionne sur le même réseau (Fédivers) et selon le même protocole (ActivityPub) que Mastodon. </text:p>
      <text:p text:style-name="Standard">En tant que bibliothèque, ayant d’autres objectifs que la communication vers les étudiants, nous faisons valoir un autre choix, plus conforme à l’intérêt de la Science et des chercheurs et chercheuses qui est celui d’un réseau social décentralisé et ouvert, non propriétaire : le Fédivers. </text:p>
      <text:p text:style-name="Standard">La DirCom se montre intéressée par notre démarche et la direction du SCD auprès de laquelle le projet a été validé donne son accord pour l’ouverture d’un compte sur Mastodon rattaché à la bibliothèque et actif sur le périmètre ARDEL. </text:p>
      <text:p text:style-name="Standard">Avant de déterminer le type d’information qu’on peut partager avec ce compte, il faut d’abord voir comment on va l’hébeger (choix de l’instance Mastodon)</text:p>
      <text:h text:style-name="Heading_20_1" text:outline-level="1"><text:bookmark-end text:name="rappel-du-contexte"/><text:bookmark-start text:name="choix-de-linstance"/><text:soft-page-break/>Choix de l’instance</text:h>
      <text:h text:style-name="Heading_20_2" text:outline-level="2"><text:bookmark-start text:name="critères-à-prendre-en-compte"/>Critères à prendre en compte :</text:h>
      <text:list text:style-name="WWNum15">
        <text:list-item text:start-value="1">
          <text:p text:style-name="P4">robustesse de l’instance (liée à une institution et pas seulement une ou deux personnes)</text:p>
        </text:list-item>
        <text:list-item>
          <text:p text:style-name="P4">instance qui va dans le sens d’une décentralisation du réseau (=pas l’instance que tout le monde choisit quand on ne se pose pas la question du choix de l’instance / pas une trop grosse instance internationale de Mastodon pour ne pas reconstituer une forme de centralisation). Les critères 1 et 2 donnent une idée de la cible : une instance gérée par plusieurs personnes (si possible rattachées à une même institution) mais pas majoritaire sur le réseau</text:p>
        </text:list-item>
        <text:list-item>
          <text:p text:style-name="P4">politique de modération explicite et alignée sur nos objectifs</text:p>
        </text:list-item>
        <text:list-item>
          <text:p text:style-name="P4">neutralité par rapport à Threads (à titre personnel mieux vaut une instance qui a signé le Fedipact) mais du point de vue institutionnel, mieux vaut miser sur une instance qui ne censure pas Threads, surtout si l’université expérimente Threads.</text:p>
        </text:list-item>
        <text:list-item>
          <text:p text:style-name="P4">instance choisie par des acteurs qui opèrent dans le même secteur d’activité que nous. Attention le secteur d’activité est plus celui de la recherche que celui des bibliothèques. Sciences et recherche en général (pas de serveur lié à une discipline en particulier, par exemple @sciences.social ne concerne que les Sciences sociales)</text:p>
        </text:list-item>
        <text:list-item>
          <text:p text:style-name="P4"/>
        </text:list-item>
      </text:list>
      <text:h text:style-name="Heading_20_2" text:outline-level="2"><text:bookmark-end text:name="critères-à-prendre-en-compte"/><text:bookmark-start text:name="X3903d93ceca96e925a18645160d8b5293eac7c6"/>choix réalisés par des institutions proches</text:h>
      <text:p text:style-name="Standard">Requête SPARQL pour trouver où sont hébergées les instituts de recherche :</text:p>
      <text:p text:style-name="Standard"/>
      <text:p text:style-name="P3"><text:span text:style-name="T1">SELECT DISTINCT ?institution ?institutionLabel ?mastodon WHERE {<text:line-break/> <text:s/>?institution wdt:P31/wdt:P279* wd:Q31855 ;<text:line-break/> <text:s text:c="3"/>wdt:P4033 ?mastodon .<text:line-break/> <text:s/></text:span>SERVICE wikibase:label { bd:serviceParam wikibase:language "[AUTO_LANGUAGE],en". }<text:line-break/>}</text:p>
      <text:p text:style-name="Standard"/>
      <text:p text:style-name="Standard"><text:a xlink:type="simple" xlink:href="https://w.wiki/9XsJ" text:style-name="ListLabel_20_1" text:visited-style-name="ListLabel_20_1">résultat</text:a> :</text:p>
      <text:p text:style-name="Standard">pas de résultat avec l’élément “bibliothèque universitaire en France Q2901541 ni pour college and research libraries (Q5146312) : résultats insuffisants avec researcher (chercheur ou chercheuse - Q1650915)</text:p>
      <text:p text:style-name="Standard">instances fréquemment choisies :</text:p>
      <text:list xml:id="list53638296" text:style-name="WWNum16">
        <text:list-item>
          <text:p text:style-name="P5" loext:marker-style-name="T1"><text:span text:style-name="T2">mastodon.social</text:span><text:span text:style-name="T1"> (</text:span><text:a xlink:type="simple" xlink:href="mailto:univbordeaux@mastodon.social" text:style-name="ListLabel_20_101" text:visited-style-name="ListLabel_20_101"><text:span text:style-name="T1">univbordeaux@mastodon.social</text:span></text:a><text:span text:style-name="T1">, </text:span><text:a xlink:type="simple" xlink:href="mailto:ubmontaigne@mastodon.social" text:style-name="ListLabel_20_101" text:visited-style-name="ListLabel_20_101"><text:span text:style-name="T1">ubmontaigne@mastodon.social</text:span></text:a><text:span text:style-name="T1">, @bulac@mastodon.social, </text:span><text:a xlink:type="simple" xlink:href="mailto:Urfist_Rennes@mastodon.social" text:style-name="Internet_20_link" text:visited-style-name="Visited_20_Internet_20_Link"><text:span text:style-name="Internet_20_link"><text:span text:style-name="T1">Urfist_Rennes@mastodon.social</text:span></text:span></text:a><text:span text:style-name="T1">)<text:line-break/></text:span></text:p>
        </text:list-item>
        <text:list-item>
          <text:p text:style-name="P5"><text:soft-page-break/><text:span text:style-name="T3">sciences.re</text:span> (par exemple : <text:a xlink:type="simple" xlink:href="mailto:CRLD_UnivEvry@sciences.re" text:style-name="ListLabel_20_1" text:visited-style-name="ListLabel_20_1">CRLD_UnivEvry@sciences.re</text:a>)<text:line-break/></text:p>
        </text:list-item>
        <text:list-item>
          <text:p text:style-name="P5"><text:span text:style-name="T3">fediscience</text:span> (par exemple : <text:a xlink:type="simple" xlink:href="mailto:oatp@fediscience.org" text:style-name="ListLabel_20_1" text:visited-style-name="ListLabel_20_1">oatp@fediscience.org</text:a>)<text:line-break/></text:p>
        </text:list-item>
        <text:list-item>
          <text:p text:style-name="P5"><text:span text:style-name="T3">social.numerique.gouv.fr</text:span> (<text:a xlink:type="simple" xlink:href="mailto:umrGeoazur@social.numerique.gouv.fr" text:style-name="ListLabel_20_1" text:visited-style-name="ListLabel_20_1">umrGeoazur@social.numerique.gouv.fr</text:a>, <text:a xlink:type="simple" xlink:href="mailto:cnrs@social.numerique.gouv.frv" text:style-name="ListLabel_20_1" text:visited-style-name="ListLabel_20_1">cnrs@social.numerique.gouv.frv</text:a>, <text:a xlink:type="simple" xlink:href="mailto:astroIAP@social.numerique.gouv.fr" text:style-name="ListLabel_20_1" text:visited-style-name="ListLabel_20_1">astroIAP@social.numerique.gouv.fr</text:a> )</text:p>
        </text:list-item>
      </text:list>
      <text:p text:style-name="Standard"><text:bookmark-start text:name="mastodon.social"/></text:p>
      <text:p text:style-name="Standard" loext:marker-style-name="T3"><text:span text:style-name="T3">mastodon.social</text:span><text:span text:style-name="T3"/></text:p>
      <text:p text:style-name="P11" loext:marker-style-name="T3"/>
      <text:p text:style-name="Standard">243 000 utilisateurs</text:p>
      <text:p text:style-name="Standard"/>
      <text:p text:style-name="P6">critère 1: très grosse instance, par ailleurs instance historique de Mastodon, société de droit privé Mastodon gGmbH : robuste mais possiblement aligné avec les intérêts de la société<text:line-break/>critère 2: non conforme, risque de recentralisation du réseau autour de cette instance (première instance de Mastodon)<text:line-break/>critère 3: politique de modération explicite et adéquate / listing des instances qui sont modérées ou bloquées (transparence)<text:line-break/>critère 4: pas tout à fait conforme (Sciences.re adhère au Fedipact mais le blocage peut être levé compte par compte)<text:line-break/>critère 5: tout à fait conforme (instance faite pour les gens qui travaillent dans la recherche)</text:p>
      <text:p text:style-name="Standard"><text:bookmark-end text:name="mastodon.social"/><text:bookmark-start text:name="science.re"/></text:p>
      <text:p text:style-name="Standard" loext:marker-style-name="T3"><text:span text:style-name="T3">Sciences.re</text:span><text:span text:style-name="T3"/></text:p>
      <text:p text:style-name="P11" loext:marker-style-name="T3"/>
      <text:p text:style-name="Standard">Nombre d’utilisateurs inconnus</text:p>
      <text:p text:style-name="P11" loext:marker-style-name="T3"/>
      <text:p text:style-name="P6">critère 1: incertain sans doute peu de personnes, des chercheurs qui font ça en plus du reste critère 2: conforme<text:line-break/>critère 3: politique de modération explicite et adéquate<text:line-break/>critère 4: pas conforme (Sciences.re adhère au Fedipact)<text:line-break/>critère 5: tout à fait conforme (instance faite pour les gens qui travaillent dans la recherche)</text:p>
      <text:p text:style-name="P6"/>
      <text:p text:style-name="P6" loext:marker-style-name="T3"><text:bookmark-end text:name="science.re"/><text:bookmark-start text:name="fediscience"/><text:span text:style-name="T3">fediscience</text:span><text:span text:style-name="T3"/></text:p>
      <text:p text:style-name="P6"/>
      <text:p text:style-name="P6">1400 utilisateurs</text:p>
      <text:p text:style-name="P6"/>
      <text:p text:style-name="P6">critère 1: incertain<text:line-break/>critère 2: conforme<text:line-break/>critère 3: politique de modération explicite et adéquate<text:line-break/>critère 4: conforme<text:line-break/>critère 5: Même si on y trouve des comptes de journaux scientifiques ou des collectifs oeuvrant dans le domaine de la science ouverte, le réseau est trsè centré sur des profils <text:soft-page-break/>individuels de chercheurs et chercheuses (pour s’inscrire on doit envoyer un ORCID). Cela peut rebuter une institution comme une bibliothèque universitaire de s’y inscrire.</text:p>
      <text:p text:style-name="P6"/>
      <text:p text:style-name="P11" loext:marker-style-name="T3"><text:bookmark-end text:name="fediscience"/><text:bookmark-start text:name="social.numerique.gouv"/></text:p>
      <text:p text:style-name="P11" loext:marker-style-name="T3"/>
      <text:p text:style-name="Standard" loext:marker-style-name="T3"><text:span text:style-name="T3">social.numerique.gouv</text:span><text:span text:style-name="T3"/></text:p>
      <text:p text:style-name="P11" loext:marker-style-name="T3"/>
      <text:p text:style-name="Standard">26 utilisateurs (institutions)</text:p>
      <text:p text:style-name="Standard"/>
      <text:p text:style-name="P6">critère 1: conforme, instance gérée par la DINUM, contact bien identifié<text:line-break/>critère 2: conforme, cette instance ne compte pas parmi les principales instances du réseau (loin s’en faut) en nombre d’utilisateurs<text:line-break/>critère 3: politique de modération explicite et adéquate<text:line-break/>critère 4: conforme<text:line-break/>critère 5: relativement conforme : instance ouverte à toutes les administrations françaises mais hébergeant majoritairement (comptes actifs) des comptes liés à l’enseignement supérieur et à la recherche</text:p>
      <text:p text:style-name="P6"/>
      <text:h text:style-name="Heading_20_2" text:outline-level="2"><text:bookmark-end text:name="social.numerique.gouv"/><text:bookmark-end text:name="X3903d93ceca96e925a18645160d8b5293eac7c6"/><text:bookmark-start text:name="classement-des-instances"/>classement des instances</text:h>
      <text:p text:style-name="P6"><text:span text:style-name="T4">1. Social.numerique.gouv.fr</text:span><text:line-break/>2. Sciences.re<text:line-break/>3. mastodon.social<text:line-break/>4. fediscience</text:p>
      <text:p text:style-name="P6"/>
      <text:p text:style-name="Standard">Suite à cette évaluation, l’instance qui semble la plus appropriée pour notre projet est celle de la DINUM (social.numerique.gouv). En cas de nécessité, les comptes de Mastodon sont pleinenement interopérables entre eux et il est possible de changer facilement d’instance sans perdre ses followers.</text:p>
      <text:h text:style-name="Heading_20_1" text:outline-level="1"><text:bookmark-end text:name="classement-des-instances"/><text:bookmark-end text:name="choix-de-linstance"/><text:bookmark-start text:name="identifiants-du-compte"/>identifiants du compte</text:h>
      <text:h text:style-name="Heading_20_2" text:outline-level="2"><text:bookmark-start text:name="paramètres-généraux"/>paramètres généraux</text:h>
      <text:p text:style-name="P6">Le nom du compte (chaîne de caractères avant @social.numerique.gouv.fr) ne peut être changé Informations à transmettre à travers ce nom : - lien avec UnivRennes<text:line-break/>- lien avec SCD<text:line-break/>- lien avec la recherche</text:p>
      <text:p text:style-name="Standard"><text:soft-page-break/>continuité avec le compte Twitter ? (recommandation DirCom) Il n’y a pas de recouvrement entre l’ancien compte Twitter et le nouveau compte sur Mastodon. Cette continuité n’est pas nécessaire.</text:p>
      <text:p text:style-name="Standard"/>
      <text:p text:style-name="Standard">Propositions :</text:p>
      <text:p text:style-name="Standard"/>
      <text:list xml:id="list95952712525798" text:continue-list="list53638296" text:style-name="WWNum17">
        <text:list-item>
          <text:p text:style-name="P7"><text:a xlink:type="simple" xlink:href="mailto:UR_ARDEL@social.numerique.gouv.fr" text:style-name="ListLabel_20_1" text:visited-style-name="ListLabel_20_1">UR_ARDEL@social.numerique.gouv.fr</text:a> (ARDEL pas explicite)<text:line-break/></text:p>
        </text:list-item>
        <text:list-item>
          <text:p text:style-name="P7"><text:a xlink:type="simple" xlink:href="mailto:URennes_OA@social.numerique.gouv.fr" text:style-name="ListLabel_20_1" text:visited-style-name="ListLabel_20_1">URennes_OA@social.numerique.gouv.fr</text:a> (pas de lien avec le SCD, l’OA est plus vaste que le SCD)<text:line-break/></text:p>
        </text:list-item>
        <text:list-item>
          <text:p text:style-name="P7"><text:a xlink:type="simple" xlink:href="mailto:BUnivRennes_recherche@social.numerique.gouv.fr" text:style-name="ListLabel_20_1" text:visited-style-name="ListLabel_20_1">BUnivRennes_recherche@social.numerique.gouv.fr</text:a> (BU assez visible ?)<text:line-break/></text:p>
        </text:list-item>
        <text:list-item>
          <text:p text:style-name="P7"><text:a xlink:type="simple" xlink:href="mailto:BURennes_SO@social.numerique.gouv.fr" text:style-name="ListLabel_20_1" text:visited-style-name="ListLabel_20_1">BURennes_SO@social.numerique.gouv.fr</text:a> (l’appui à la recherche ne se limite pas à la science ouverte)<text:line-break/></text:p>
        </text:list-item>
        <text:list-item>
          <text:p text:style-name="P7"><text:a xlink:type="simple" xlink:href="mailto:SO_UnivRennes@social.numerique.gouv.fr" text:style-name="ListLabel_20_1" text:visited-style-name="ListLabel_20_1">SO_UnivRennes@social.numerique.gouv.fr</text:a> (parti pris du compte @SO_UPSaclay@sciences.re qui est celui des bibliothécaires qui opèrent dans le champ de la science ouverte)</text:p>
        </text:list-item>
      </text:list>
      <text:p text:style-name="P6"/>
      <text:p text:style-name="Standard">Quel alias (mail) utiliser pour créer le compte ? ARDEL ne dispose pas d’un compte générique. </text:p>
      <text:p text:style-name="Standard"/>
      <text:p text:style-name="Standard">Possiblement le compte de l’un d’entre nous. Mais cela peut avoir des inconvénients : en cas d’échange entre l’administrateur de l’instance et le propriétaire du compte, seule cette personne a accès (absences)</text:p>
      <text:p text:style-name="Standard">Prévoir “bio” et message de présentation inclure des hashtags dans la bio : #ESR #ScienceOuverte #données_recherche #docelec (penser à des hashtags en anglais)</text:p>
      <text:p text:style-name="Standard"/>
      <text:p text:style-name="Standard">Mot de passe partagé (Wiki). Compte partagé = pas de double authentification possible (vulnérabilité commune, déjà le cas avec Twitter)</text:p>
      <text:p text:style-name="Standard"/>
      <text:p text:style-name="Standard">Comptes de personnes en lien avec le compte ARDEL (admin ou contributeurs) :</text:p>
      <text:p text:style-name="Standard"><text:a xlink:type="simple" xlink:href="mailto:dbelveze@mamot.fr" text:style-name="ListLabel_20_1" text:visited-style-name="ListLabel_20_1">dbelveze@mamot.fr</text:a> (poste) </text:p>
      <text:p text:style-name="Standard"><text:a xlink:type="simple" xlink:href="mailto:Ljonchere@sciences.re" text:style-name="Internet_20_link" text:visited-style-name="Visited_20_Internet_20_Link"><text:span text:style-name="Internet_20_link">Ljonchere@sciences.re</text:span></text:a> (ne poste pas)</text:p>
      <text:p text:style-name="Standard"/>
      <text:p text:style-name="Standard">Prévoir une formation des collègues ? Qui souhaite être actif/ve sur ce compte ?</text:p>
      <text:h text:style-name="Heading_20_2" text:outline-level="2"><text:bookmark-end text:name="paramètres-généraux"/><text:bookmark-start text:name="paramètres-spécifiques"/>paramètres spécifiques</text:h>
      <text:p text:style-name="Standard">compte public Recherche sur le plein texte des messages (et pas seulement sur les hashtags) : possible depuis la version 4.2, décision du propriétaire du compte. Accepter cette fonctionnalité pour une meilleure visibilité.</text:p>
      <text:h text:style-name="Heading_20_1" text:outline-level="1"><text:bookmark-end text:name="paramètres-spécifiques"/><text:bookmark-end text:name="identifiants-du-compte"/><text:bookmark-start text:name="vérification-du-compte"/><text:soft-page-break/>vérification du compte</text:h>
      <text:p text:style-name="Standard">L’instance de la DINUM n’accepte que les comptes vérifiés (équivalent sur Twitter de “certifié”) Le principe de la vérification consiste à faire un lien numérique entre le compte et une page web sur laquelle on a la main. Pour un chercheur par exemple son CV HAL Pour une institution son site web. Dans notre cas, le processus consistera à faire figurer l’adresse du site open access dans le profil Mastodon et à introduire une balise “rel” dans une des pages du site web (invisible pour le lecteur)</text:p>
      <text:h text:style-name="Heading_20_1" text:outline-level="1"><text:bookmark-end text:name="vérification-du-compte"/><text:bookmark-start text:name="bonnes-pratiques"/>bonnes pratiques</text:h>
      <text:p text:style-name="Standard">Des bonnes pratiques en matière de hashtags et d’images avaient été mises en place pour le compte Twitter des BU. Pas sûr que la même problématique se pose ici. les hashtags à utiliser sont ceux que la communauté centrée sur nos intérêts utilisent (folksonomies). Mastodon permet de voir combien de fois dans la journée ou la dernière semaine un hashtag a été utilisé.</text:p>
      <text:p text:style-name="Standard"/>
      <text:p text:style-name="Standard">En matière d’images, les bonnes pratiques restent globalement celles de Twitter, avec une sensibilité supérieure sur le caractère plus ou moins choquant des images. A priori, nos activités ne nous incite pas à poster des images sur lesquelles on serait amenés à mettre un CW (Content Warning). Le CW permet de n’afficher l’image qu’à celles et ceux qui souhaitent la voir.</text:p>
      <text:p text:style-name="Standard"/>
      <text:p text:style-name="Standard">Mastodon ne prévoit pas de citer un message, car sur Twitter cette pratique entraînait des comportements toxiques. On peut seulement booster (repoueter) un message.</text:p>
      <text:p text:style-name="Standard">Lorsqu’on aime un toot, l’auteur est au courant ; pas lorsqu’on le bookmarke (seulement pour soi) Pour éviter les dérives connues avec Twitter, seul le nombre de réponses à un pouet est compté, pas le nombre de “j’aime”.</text:p>
      <text:p text:style-name="Standard"/>
      <text:p text:style-name="Standard">Programmation de toots possible : https://plan.fedilab.app/</text:p>
      <text:h text:style-name="Heading_20_1" text:outline-level="1"><text:bookmark-end text:name="bonnes-pratiques"/><text:bookmark-start text:name="X801005371ecae63684d772860ca3861b00b240c"/>Type d’informations que l’on pourrait poster</text:h>
      <text:p text:style-name="Standard">toot = tweet sur Mastodon (pouet en français) retoot = retweet (repouet)</text:p>
      <text:p text:style-name="Standard">Une partie des toots seront-ils envoyés en anglais ?</text:p>
      <text:h text:style-name="Heading_20_2" text:outline-level="2"><text:bookmark-start text:name="actualité-sur-nos-services"/><text:soft-page-break/>actualité sur nos services</text:h>
      <text:list xml:id="list95954117185438" text:continue-list="list95952712525798" text:style-name="WWNum18">
        <text:list-item>
          <text:p text:style-name="P8">nouveaux abonnements recherche, problèmes liés aux abonnements, trucs et astuces pour y accéder<text:line-break/></text:p>
        </text:list-item>
        <text:list-item>
          <text:p text:style-name="P8">informations sur les services associés à HAL, rappel du travail que nous faisons autour de l’archive ouverte, trucs pour générer une liste de publications depuis HAL, CV HAL, etc.<text:line-break/></text:p>
        </text:list-item>
        <text:list-item>
          <text:p text:style-name="P8">formations doctorales dans le cadre de la science ouverte et des données de la recherche<text:line-break/></text:p>
        </text:list-item>
        <text:list-item>
          <text:p text:style-name="P8">services autour de la donnée (PGD)</text:p>
        </text:list-item>
      </text:list>
      <text:h text:style-name="Heading_20_2" text:outline-level="2"><text:bookmark-end text:name="actualité-sur-nos-services"/><text:bookmark-start text:name="actualités-dardoise"/>actualités d’ARDoISE</text:h>
      <text:list xml:id="list95952397191304" text:continue-list="list95954117185438" text:style-name="WWNum19">
        <text:list-item>
          <text:p text:style-name="P9">ateliers ARDoISE<text:line-break/></text:p>
        </text:list-item>
        <text:list-item>
          <text:p text:style-name="P9">nouvelles ressources</text:p>
        </text:list-item>
      </text:list>
      <text:h text:style-name="Heading_20_2" text:outline-level="2"><text:bookmark-end text:name="actualités-dardoise"/><text:bookmark-start text:name="Xd7e4c639ec6bda61a3317cf80aec1c52ac68a45"/>actualités en rapport avec la Science Ouverte</text:h>
      <text:list text:continue-list="list95952397191304" text:style-name="WWNum20">
        <text:list-item>
          <text:p text:style-name="P10">publications de chercheurs et chercheuses dans le domaine de la Science Ouverte (particulièrement quand ils elles viennent de Rennes, cf. Clara Locher et Florian Naudet)<text:line-break/></text:p>
        </text:list-item>
        <text:list-item>
          <text:p text:style-name="P10">toute nouveauté en rapport avec la Science Ouverte, la bibliométrie, les archives ouvertes, etc. (par exemple, parution d’un nouveau guide d’Ouvrir la Science)</text:p>
        </text:list-item>
      </text:list>
      <text:h text:style-name="Heading_20_1" text:outline-level="1"><text:bookmark-end text:name="Xd7e4c639ec6bda61a3317cf80aec1c52ac68a45"/><text:bookmark-end text:name="X801005371ecae63684d772860ca3861b00b240c"/>Comptes à suivre pour débuter</text:h>
      <text:h text:style-name="Heading_20_2" text:outline-level="2"><text:bookmark-start text:name="personnes"/>Personnes</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 loext:marker-style-name="T3"><text:span text:style-name="T3">Nom</text:span><text:span text:style-name="T3"/></text:p>
            </table:table-cell>
            <table:table-cell table:style-name="Table1.A1" office:value-type="string">
              <text:p text:style-name="P6" loext:marker-style-name="T3"><text:span text:style-name="T3">intérêt</text:span><text:span text:style-name="T3"/></text:p>
            </table:table-cell>
            <table:table-cell table:style-name="Table1.A1" office:value-type="string">
              <text:p text:style-name="P6" loext:marker-style-name="T3"><text:span text:style-name="T3">Compte</text:span><text:span text:style-name="T3"/></text:p>
              <text:p text:style-name="P12" loext:marker-style-name="T3"/>
            </table:table-cell>
          </table:table-row>
        </table:table-header-rows>
        <table:table-row table:style-name="Table1.1">
          <table:table-cell table:style-name="Table1.A1" office:value-type="string">
            <text:p text:style-name="P6">Damien Petermann</text:p>
          </table:table-cell>
          <table:table-cell table:style-name="Table1.A1" office:value-type="string">
            <text:p text:style-name="P6">Géographie, bibliométrie, données de la recherche</text:p>
          </table:table-cell>
          <table:table-cell table:style-name="Table1.A1" office:value-type="string">
            <text:p text:style-name="P6">@DamienPetermann@sciences.re</text:p>
          </table:table-cell>
        </table:table-row>
        <table:table-row table:style-name="Table1.1">
          <table:table-cell table:style-name="Table1.A1" office:value-type="string">
            <text:p text:style-name="P6">François Sabot</text:p>
          </table:table-cell>
          <table:table-cell table:style-name="Table1.A1" office:value-type="string">
            <text:p text:style-name="P6">Biologie, Science Ouverte</text:p>
          </table:table-cell>
          <table:table-cell table:style-name="Table1.A1" office:value-type="string">
            <text:p text:style-name="P6">@francois_sabot@genomic.social</text:p>
          </table:table-cell>
        </table:table-row>
        <table:table-row table:style-name="Table1.1">
          <table:table-cell table:style-name="Table1.A1" office:value-type="string">
            <text:p text:style-name="P6">Laëtitia Bracco</text:p>
          </table:table-cell>
          <table:table-cell table:style-name="Table1.A1" office:value-type="string">
            <text:p text:style-name="P6">Ateliers de la Données, université de Lorraine</text:p>
          </table:table-cell>
          <table:table-cell table:style-name="Table1.A1" office:value-type="string">
            <text:p text:style-name="P6">@BraccoLaetitia@sciences.re</text:p>
          </table:table-cell>
        </table:table-row>
        <text:soft-page-break/>
        <table:table-row table:style-name="Table1.1">
          <table:table-cell table:style-name="Table1.A1" office:value-type="string">
            <text:p text:style-name="P6">Alain Marois</text:p>
          </table:table-cell>
          <table:table-cell table:style-name="Table1.A1" office:value-type="string">
            <text:p text:style-name="P6">Science Ouverte, HAL, formations doctorales, données de recherche</text:p>
          </table:table-cell>
          <table:table-cell table:style-name="Table1.A1" office:value-type="string">
            <text:p text:style-name="P6">@amarois@mamot.fr</text:p>
          </table:table-cell>
        </table:table-row>
        <table:table-row table:style-name="Table1.1">
          <table:table-cell table:style-name="Table1.A1" office:value-type="string">
            <text:p text:style-name="P6">Olivier Simard Casanova</text:p>
          </table:table-cell>
          <table:table-cell table:style-name="Table1.A1" office:value-type="string">
            <text:p text:style-name="P6">Economie, science ouverte, communication scientifique</text:p>
          </table:table-cell>
          <table:table-cell table:style-name="Table1.A1" office:value-type="string">
            <text:p text:style-name="P6">@o_simardcasanova@mastodon.social</text:p>
          </table:table-cell>
        </table:table-row>
        <table:table-row table:style-name="Table1.1">
          <table:table-cell table:style-name="Table1.A1" office:value-type="string">
            <text:p text:style-name="P6">Olivier Ertzscheid</text:p>
          </table:table-cell>
          <table:table-cell table:style-name="Table1.A1" office:value-type="string">
            <text:p text:style-name="P6">Sciences de l’Information</text:p>
          </table:table-cell>
          <table:table-cell table:style-name="Table1.A1" office:value-type="string">
            <text:p text:style-name="P6">@affordance@mamot.fr</text:p>
          </table:table-cell>
        </table:table-row>
        <table:table-row table:style-name="Table1.1">
          <table:table-cell table:style-name="Table1.A1" office:value-type="string">
            <text:p text:style-name="P6">Camille Tête-David</text:p>
          </table:table-cell>
          <table:table-cell table:style-name="Table1.A1" office:value-type="string">
            <text:p text:style-name="P6">Documentation, formation des doctorants</text:p>
          </table:table-cell>
          <table:table-cell table:style-name="Table1.A1" office:value-type="string">
            <text:p text:style-name="P6">@CTeteDavid@piaille.fr</text:p>
          </table:table-cell>
        </table:table-row>
        <table:table-row table:style-name="Table1.1">
          <table:table-cell table:style-name="Table1.A1" office:value-type="string">
            <text:p text:style-name="P6">Arthur Perret</text:p>
          </table:table-cell>
          <table:table-cell table:style-name="Table1.A1" office:value-type="string">
            <text:p text:style-name="P6">Sciences de l’Information, édition scientifique</text:p>
          </table:table-cell>
          <table:table-cell table:style-name="Table1.A1" office:value-type="string">
            <text:p text:style-name="P6">@arthurperret@sciences.re</text:p>
          </table:table-cell>
        </table:table-row>
        <table:table-row table:style-name="Table1.1">
          <table:table-cell table:style-name="Table1.A1" office:value-type="string">
            <text:p text:style-name="P6">Cécile Arènes</text:p>
          </table:table-cell>
          <table:table-cell table:style-name="Table1.A1" office:value-type="string">
            <text:p text:style-name="P6">ateliers de la donnée</text:p>
          </table:table-cell>
          <table:table-cell table:style-name="Table1.A1" office:value-type="string">
            <text:p text:style-name="P6">@carenes@mastodon.social</text:p>
          </table:table-cell>
        </table:table-row>
        <table:table-row table:style-name="Table1.1">
          <table:table-cell table:style-name="Table1.A1" office:value-type="string">
            <text:p text:style-name="P6">Heinz Pampel</text:p>
          </table:table-cell>
          <table:table-cell table:style-name="Table1.A1" office:value-type="string">
            <text:p text:style-name="P6">Science Ouverte, Sciences de l’information</text:p>
          </table:table-cell>
          <table:table-cell table:style-name="Table1.A1" office:value-type="string">
            <text:p text:style-name="P6">@pampel@openbiblio.social</text:p>
          </table:table-cell>
        </table:table-row>
        <table:table-row table:style-name="Table1.1">
          <table:table-cell table:style-name="Table1.A1" office:value-type="string">
            <text:p text:style-name="P6">Carl T. Bergstrom</text:p>
          </table:table-cell>
          <table:table-cell table:style-name="Table1.A1" office:value-type="string">
            <text:p text:style-name="P6">biologie, désinformation, édition scientifique, fake science… et corbeaux</text:p>
          </table:table-cell>
          <table:table-cell table:style-name="Table1.A1" office:value-type="string">
            <text:p text:style-name="P6">@ct_bergstrom@fediscience.org</text:p>
          </table:table-cell>
        </table:table-row>
        <table:table-row table:style-name="Table1.1">
          <table:table-cell table:style-name="Table1.A1" office:value-type="string">
            <text:p text:style-name="P6">Christine Ollendorf</text:p>
          </table:table-cell>
          <table:table-cell table:style-name="Table1.A1" office:value-type="string">
            <text:p text:style-name="P6">science ouverte</text:p>
          </table:table-cell>
          <table:table-cell table:style-name="Table1.A1" office:value-type="string">
            <text:p text:style-name="P6">@collend@mamot.fr</text:p>
          </table:table-cell>
        </table:table-row>
        <table:table-row table:style-name="Table1.1">
          <table:table-cell table:style-name="Table1.A1" office:value-type="string">
            <text:p text:style-name="P6">Pierre-Yves Beaudoin</text:p>
          </table:table-cell>
          <table:table-cell table:style-name="Table1.A1" office:value-type="string">
            <text:p text:style-name="P6">Science Ouverte, Wikipédia, Wikidata</text:p>
          </table:table-cell>
          <table:table-cell table:style-name="Table1.A1" office:value-type="string">
            <text:p text:style-name="P6">@Pyb@mamot.fr</text:p>
          </table:table-cell>
        </table:table-row>
      </table:table>
      <text:h text:style-name="Heading_20_2" text:outline-level="2"><text:bookmark-end text:name="personnes"/>institutions</text:h>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6" loext:marker-style-name="T3"><text:span text:style-name="T3">Nom</text:span><text:span text:style-name="T3"/></text:p>
            </table:table-cell>
            <table:table-cell table:style-name="Table2.A1" office:value-type="string">
              <text:p text:style-name="P6" loext:marker-style-name="T3"><text:span text:style-name="T3">intérêt</text:span><text:span text:style-name="T3"/></text:p>
            </table:table-cell>
            <table:table-cell table:style-name="Table2.A1" office:value-type="string">
              <text:p text:style-name="P6" loext:marker-style-name="T3"><text:span text:style-name="T3">Compte</text:span><text:span text:style-name="T3"/></text:p>
              <text:p text:style-name="P12" loext:marker-style-name="T3"/>
            </table:table-cell>
          </table:table-row>
        </table:table-header-rows>
        <table:table-row table:style-name="Table2.1">
          <table:table-cell table:style-name="Table2.A1" office:value-type="string">
            <text:p text:style-name="P6">Revue des PUR</text:p>
          </table:table-cell>
          <table:table-cell table:style-name="Table2.A1" office:value-type="string">
            <text:p text:style-name="P6">Edition, Science Ouverte</text:p>
          </table:table-cell>
          <table:table-cell table:style-name="Table2.A1" office:value-type="string">
            <text:p text:style-name="P6">@revuesdesPUR@sciences.re</text:p>
          </table:table-cell>
        </table:table-row>
        <table:table-row table:style-name="Table2.1">
          <table:table-cell table:style-name="Table2.A1" office:value-type="string">
            <text:p text:style-name="P6">OpenAlex</text:p>
          </table:table-cell>
          <table:table-cell table:style-name="Table2.A1" office:value-type="string">
            <text:p text:style-name="P6">outil de recherche bibliométrique</text:p>
          </table:table-cell>
          <table:table-cell table:style-name="Table2.A1" office:value-type="string">
            <text:p text:style-name="P6">@OpenAlex@mastodon.social</text:p>
          </table:table-cell>
        </table:table-row>
        <table:table-row table:style-name="Table2.1">
          <table:table-cell table:style-name="Table2.A1" office:value-type="string">
            <text:p text:style-name="P6">BULAC</text:p>
          </table:table-cell>
          <table:table-cell table:style-name="Table2.A1" office:value-type="string">
            <text:p text:style-name="P6">bibliothèque de recherche sur Mastodon</text:p>
          </table:table-cell>
          <table:table-cell table:style-name="Table2.A1" office:value-type="string">
            <text:p text:style-name="P6">@bulac@mastodon.social</text:p>
          </table:table-cell>
        </table:table-row>
        <table:table-row table:style-name="Table2.1">
          <table:table-cell table:style-name="Table2.A1" office:value-type="string">
            <text:p text:style-name="P6">URFIST Rennes</text:p>
          </table:table-cell>
          <table:table-cell table:style-name="Table2.A1" office:value-type="string">
            <text:p text:style-name="P6">Formation à l’IST, Science Ouverte</text:p>
          </table:table-cell>
          <table:table-cell table:style-name="Table2.A1" office:value-type="string">
            <text:p text:style-name="P6">@Urfist_Rennes@mastodon.social</text:p>
          </table:table-cell>
        </table:table-row>
        <table:table-row table:style-name="Table2.1">
          <table:table-cell table:style-name="Table2.A1" office:value-type="string">
            <text:p text:style-name="P6">Comité pour la Science Ouverte</text:p>
          </table:table-cell>
          <table:table-cell table:style-name="Table2.A1" office:value-type="string">
            <text:p text:style-name="P6">Science Ouverte</text:p>
          </table:table-cell>
          <table:table-cell table:style-name="Table2.A1" office:value-type="string">
            <text:p text:style-name="P6">@ouvrirlascience@social.numerique.gouv.fr</text:p>
          </table:table-cell>
        </table:table-row>
        <table:table-row table:style-name="Table2.1">
          <table:table-cell table:style-name="Table2.A1" office:value-type="string">
            <text:p text:style-name="P6">Science Ouverte Paris Saclay</text:p>
          </table:table-cell>
          <table:table-cell table:style-name="Table2.A1" office:value-type="string">
            <text:p text:style-name="P6">Science Ouverte, bibliothèque</text:p>
          </table:table-cell>
          <table:table-cell table:style-name="Table2.A1" office:value-type="string">
            <text:p text:style-name="P6">@SO_UPSaclay@sciences.re</text:p>
          </table:table-cell>
        </table:table-row>
        <table:table-row table:style-name="Table2.1">
          <table:table-cell table:style-name="Table2.A1" office:value-type="string">
            <text:p text:style-name="P6">La science ouverte au CNRS</text:p>
          </table:table-cell>
          <table:table-cell table:style-name="Table2.A1" office:value-type="string">
            <text:p text:style-name="P6">Science Ouverte</text:p>
          </table:table-cell>
          <table:table-cell table:style-name="Table2.A1" office:value-type="string">
            <text:p text:style-name="P6">@CNRS_SciOuverte@social.numerique.gouv.fr</text:p>
          </table:table-cell>
        </table:table-row>
        <table:table-row table:style-name="Table2.1">
          <table:table-cell table:style-name="Table2.A1" office:value-type="string">
            <text:p text:style-name="P6">Open Science Pasteur</text:p>
          </table:table-cell>
          <table:table-cell table:style-name="Table2.A1" office:value-type="string">
            <text:p text:style-name="P6">données de la recherche, Science Ouverte</text:p>
          </table:table-cell>
          <table:table-cell table:style-name="Table2.A1" office:value-type="string">
            <text:p text:style-name="P6">@OpenSci_Pasteur@sciences.re<text:bookmark text:name="comptes-intéressants-à-suivre"/></text:p>
          </table:table-cell>
        </table:table-row>
      </table:table>
      <text:p text:style-name="Standard"><text:soft-page-break/></text:p>
      <text:h text:style-name="Heading_20_1"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ans-Bold" svg:font-family="OpenSans-Bold" style:font-family-generic="roman" style:font-pitch="variable"/>
    <style:font-face style:name="OpenSans-Bold1" svg:font-family="OpenSans-Bold"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0pt" fo:language="fr" fo:country="FR" style:letter-kerning="false" style:font-name-asian="Calibri1" style:font-size-asian="10pt" style:language-asian="fr" style:country-asian="FR" style:font-name-complex="Arial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0pt" fo:language="fr" fo:country="FR" style:letter-kerning="false" style:font-name-asian="Calibri1" style:font-size-asian="10pt" style:language-asian="fr" style:country-asian="FR" style:font-name-complex="Arial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2" fo:widows="2" style:writing-mode="lr-tb"/>
      <style:text-properties fo:font-size="12pt"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423cm" fo:margin-bottom="0cm" style:contextual-spacing="false" fo:line-height="150%" fo:keep-together="always" fo:keep-with-next="always"/>
      <style:text-properties fo:color="#007852" loext:opacity="100%" style:font-name="Calibri Light" fo:font-family="'Calibri Light'" style:font-family-generic="roman" style:font-pitch="variable" fo:font-size="22pt" fo:font-weight="bold" style:font-name-asian="F" style:font-family-generic-asian="system" style:font-pitch-asian="variable" style:font-size-asian="22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071cm" fo:margin-bottom="0cm" style:contextual-spacing="false" fo:line-height="150%" fo:keep-together="always" fo:keep-with-next="always"/>
      <style:text-properties fo:color="#6a737b" loext:opacity="100%" style:font-name="Calibri Light" fo:font-family="'Calibri Light'"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3p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left="-1cm">
        <style:tab-stops>
          <style:tab-stop style:position="8.001cm" style:type="center"/>
          <style:tab-stop style:position="16.002cm" style:type="right"/>
        </style:tab-stops>
      </style:paragraph-properties>
      <style:text-properties style:font-name="Arial" fo:font-family="Arial" style:font-family-generic="roman" style:font-pitch="variable" fo:font-size="8pt" style:font-size-asian="8pt"/>
    </style:style>
    <style:style style:name="nom_20_de_20_la_20_personne" style:display-name="nom de la personne" style:family="paragraph" style:parent-style-name="Standard">
      <style:paragraph-properties style:line-height-at-least="0.423cm" style:vertical-align="middle"/>
      <style:text-properties fo:color="#000000" loext:opacity="100%" style:font-name="OpenSans-Bold" fo:font-family="OpenSans-Bold" style:font-family-generic="roman" style:font-pitch="variable" fo:font-size="7pt" fo:font-weight="bold" style:font-size-asian="7pt" style:font-weight-asian="bold" style:font-name-complex="OpenSans-Bold1" style:font-family-complex="OpenSans-Bold" style:font-family-generic-complex="system" style:font-pitch-complex="variable" style:font-size-complex="7pt" style:font-weight-complex="bold"/>
    </style:style>
    <style:style style:name="_5b_Paragraphe_20_standard_5d_" style:display-name="[Paragraphe standard]" style:family="paragraph" style:parent-style-name="Standard">
      <style:paragraph-properties fo:margin-left="0.6cm" fo:line-height="120%" style:vertical-align="middle"/>
      <style:text-properties fo:color="#000000" loext:opacity="100%" style:font-name="Arial" fo:font-family="Arial" style:font-family-generic="roman" style:font-pitch="variable" fo:font-size="8pt" style:font-size-asian="8pt" style:font-size-complex="8pt"/>
    </style:style>
    <style:style style:name="Coordonnes" style:family="paragraph" style:parent-style-name="nom_20_de_20_la_20_personne">
      <style:paragraph-properties fo:margin-left="0.81cm" fo:margin-top="0cm" fo:margin-bottom="0.101cm" style:contextual-spacing="false" fo:line-height="100%"/>
      <style:text-properties style:font-name="Arial" fo:font-family="Arial" style:font-family-generic="roman" style:font-pitch="variable" fo:font-weight="normal" style:font-weight-asian="normal" style:font-name-complex="Arial1" style:font-family-complex="Arial" style:font-family-generic-complex="system" style:font-pitch-complex="variable" style:font-weight-complex="normal"/>
    </style:style>
    <style:style style:name="A_20_Rennes" style:display-name="A Rennes" style:family="paragraph" style:parent-style-name="_5b_Paragraphe_20_standard_5d_">
      <style:paragraph-properties fo:margin-left="8.701cm"/>
      <style:text-properties fo:font-size="9pt" style:font-size-asian="9pt" style:font-size-complex="9pt"/>
    </style:style>
    <style:style style:name="Destinataire" style:family="paragraph" style:parent-style-name="_5b_Paragraphe_20_standard_5d_">
      <style:paragraph-properties fo:margin-left="0cm"/>
    </style:style>
    <style:style style:name="Title" style:family="paragraph" style:parent-style-name="Standard" style:next-style-name="Standard" loext:linked-style-name="Titre_20_Car" style:class="chapter">
      <style:paragraph-properties fo:margin-top="0cm" fo:margin-bottom="0cm" style:contextual-spacing="true" fo:line-height="150%" fo:text-align="center" style:justify-single-word="false"/>
      <style:text-properties style:font-name="Calibri Light" fo:font-family="'Calibri Light'" style:font-family-generic="roman" style:font-pitch="variable" fo:font-size="28pt" fo:letter-spacing="-0.018cm" fo:font-weight="bold" style:letter-kerning="true" style:font-name-asian="F" style:font-family-generic-asian="system" style:font-pitch-asian="variable" style:font-size-asian="28pt" style:font-weight-asian="bold" style:font-name-complex="F" style:font-family-generic-complex="system" style:font-pitch-complex="variable" style:font-size-complex="28pt"/>
    </style:style>
    <style:style style:name="List_20_Paragraph" style:display-name="List Paragraph" style:family="paragraph" style:parent-style-name="Standard" loext:linked-style-name="Paragraphe_20_de_20_liste_20_Car">
      <style:paragraph-properties fo:margin-left="1.27cm" fo:margin-top="0cm" fo:margin-bottom="0cm" style:contextual-spacing="true"/>
    </style:style>
    <style:style style:name="liste_20_à_20_puces" style:display-name="liste à puces" style:family="paragraph" style:parent-style-name="List_20_Paragraph" loext:linked-style-name="liste_20_à_20_puces_20_Car" style:list-style-name="WWNum1">
      <style:paragraph-properties fo:text-align="start" style:justify-single-word="false"/>
    </style:style>
    <style:style style:name="Source_20_Code" style:display-name="Source Code" style:family="paragraph" style:parent-style-name="Standard">
      <loext:graphic-properties draw:fill="solid" draw:fill-color="#f8f8f8"/>
      <style:paragraph-properties fo:background-color="#f8f8f8"/>
    </style:style>
    <style:style style:name="author" style:family="paragraph" style:parent-style-name="Standard" loext:linked-style-name="author_20_Car">
      <style:paragraph-properties fo:text-align="center" style:justify-single-word="false"/>
      <style:text-properties fo:font-size="16pt" style:font-size-asian="16pt"/>
    </style:style>
    <style:style style:name="Date1" style:family="paragraph" style:parent-style-name="Standard" loext:linked-style-name="date_20_Car">
      <style:paragraph-properties fo:text-align="center" style:justify-single-word="false"/>
      <style:text-properties fo:font-size="14pt" style:font-size-asian="14pt"/>
    </style:style>
    <style:style style:name="Intense_20_Quote" style:display-name="Intense Quote" style:family="paragraph" style:parent-style-name="Standard" style:next-style-name="Standard" loext:linked-style-name="Citation_20_intense_20_C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4472c4" fo:border-bottom="0.51pt solid #4472c4"/>
      <style:text-properties fo:color="#4472c4" loext:opacity="100%" fo:font-style="italic" style:font-style-asian="italic" style:font-style-complex="italic">
        <loext:char-complex-color loext:theme-type="accent1" loext:color-type="theme"/>
      </style:text-properties>
    </style:style>
    <style:style style:name="Default_20_Paragraph_20_Font" style:display-name="Default Paragraph Font" style:family="text"/>
    <style:style style:name="En-tête_20_Car" style:display-name="En-tête Car" style:family="text" style:parent-style-name="Default_20_Paragraph_20_Font" loext:linked-style-name="Header"/>
    <style:style style:name="Pied_20_de_20_page_20_Car" style:display-name="Pied de page Car" style:family="text" loext:linked-style-name="Footer">
      <style:text-properties style:font-name="Arial" fo:font-family="Arial" style:font-family-generic="roman" style:font-pitch="variable" fo:font-size="8pt" style:font-size-asian="8pt"/>
    </style:style>
    <style:style style:name="Titre_20_Car" style:display-name="Titre Car" style:family="text" style:parent-style-name="Default_20_Paragraph_20_Font" loext:linked-style-name="Title">
      <style:text-properties style:font-name="Calibri Light" fo:font-family="'Calibri Light'" style:font-family-generic="roman" style:font-pitch="variable" fo:font-size="28pt" fo:letter-spacing="-0.018cm" fo:font-weight="bold" style:letter-kerning="true" style:font-name-asian="F" style:font-family-generic-asian="system" style:font-pitch-asian="variable" style:font-size-asian="28pt" style:language-asian="en" style:country-asian="US" style:font-weight-asian="bold" style:font-name-complex="F" style:font-family-generic-complex="system" style:font-pitch-complex="variable" style:font-size-complex="28pt"/>
    </style:style>
    <style:style style:name="Titre_20_1_20_Car" style:display-name="Titre 1 Car" style:family="text" style:parent-style-name="Default_20_Paragraph_20_Font" loext:linked-style-name="Heading_20_1">
      <style:text-properties fo:color="#007852" loext:opacity="100%" style:font-name="Calibri Light" fo:font-family="'Calibri Light'" style:font-family-generic="roman" style:font-pitch="variable" fo:font-size="22pt" fo:font-weight="bold" style:font-name-asian="F" style:font-family-generic-asian="system" style:font-pitch-asian="variable" style:font-size-asian="22pt" style:language-asian="en" style:country-asian="US" style:font-weight-asian="bold" style:font-name-complex="F" style:font-family-generic-complex="system" style:font-pitch-complex="variable" style:font-size-complex="16pt"/>
    </style:style>
    <style:style style:name="Titre_20_2_20_Car" style:display-name="Titre 2 Car" style:family="text" style:parent-style-name="Default_20_Paragraph_20_Font" loext:linked-style-name="Heading_20_2">
      <style:text-properties fo:color="#6a737b" loext:opacity="100%" style:font-name="Calibri Light" fo:font-family="'Calibri Light'" style:font-family-generic="roman" style:font-pitch="variable" fo:font-size="16pt" fo:font-weight="bold" style:font-name-asian="F" style:font-family-generic-asian="system" style:font-pitch-asian="variable" style:font-size-asian="16pt" style:language-asian="en" style:country-asian="US" style:font-weight-asian="bold" style:font-name-complex="F" style:font-family-generic-complex="system" style:font-pitch-complex="variable" style:font-size-complex="13pt"/>
    </style:style>
    <style:style style:name="Paragraphe_20_de_20_liste_20_Car" style:display-name="Paragraphe de liste Car" style:family="text" style:parent-style-name="Default_20_Paragraph_20_Font" loext:linked-style-name="List_20_Paragraph">
      <style:text-properties fo:font-size="12pt" style:font-size-asian="12pt" style:language-asian="en" style:country-asian="US" style:font-size-complex="12pt"/>
    </style:style>
    <style:style style:name="liste_20_à_20_puces_20_Car" style:display-name="liste à puces Car" style:family="text" style:parent-style-name="Paragraphe_20_de_20_liste_20_Car" loext:linked-style-name="liste_20_à_20_puces">
      <style:text-properties fo:font-size="12pt" style:font-size-asian="12pt" style:language-asian="en" style:country-asian="US" style:font-size-complex="12pt"/>
    </style:style>
    <style:style style:name="KeywordTok" style:family="text">
      <style:text-properties fo:color="#204a87" loext:opacity="100%" fo:font-weight="bold" fo:background-color="#f8f8f8" style:font-weight-asian="bold"/>
    </style:style>
    <style:style style:name="DataTypeTok" style:family="text">
      <style:text-properties fo:color="#204a87" loext:opacity="100%" fo:background-color="#f8f8f8"/>
    </style:style>
    <style:style style:name="DecValTok" style:family="text">
      <style:text-properties fo:color="#0000cf" loext:opacity="100%" fo:background-color="#f8f8f8"/>
    </style:style>
    <style:style style:name="BaseNTok" style:family="text">
      <style:text-properties fo:color="#0000cf" loext:opacity="100%" fo:background-color="#f8f8f8"/>
    </style:style>
    <style:style style:name="FloatTok" style:family="text">
      <style:text-properties fo:color="#0000cf" loext:opacity="100%" fo:background-color="#f8f8f8"/>
    </style:style>
    <style:style style:name="ConstantTok" style:family="text">
      <style:text-properties fo:color="#000000" loext:opacity="100%" fo:background-color="#f8f8f8"/>
    </style:style>
    <style:style style:name="CharTok" style:family="text">
      <style:text-properties fo:color="#4e9a06" loext:opacity="100%" fo:background-color="#f8f8f8"/>
    </style:style>
    <style:style style:name="SpecialCharTok" style:family="text">
      <style:text-properties fo:color="#000000" loext:opacity="100%" fo:background-color="#f8f8f8"/>
    </style:style>
    <style:style style:name="StringTok" style:family="text">
      <style:text-properties fo:color="#4e9a06" loext:opacity="100%" fo:background-color="#f8f8f8"/>
    </style:style>
    <style:style style:name="VerbatimStringTok" style:family="text">
      <style:text-properties fo:color="#4e9a06" loext:opacity="100%" fo:background-color="#f8f8f8"/>
    </style:style>
    <style:style style:name="SpecialStringTok" style:family="text">
      <style:text-properties fo:color="#4e9a06" loext:opacity="100%" fo:background-color="#f8f8f8"/>
    </style:style>
    <style:style style:name="ImportTok" style:family="text">
      <style:text-properties fo:background-color="#f8f8f8"/>
    </style:style>
    <style:style style:name="CommentTok" style:family="text">
      <style:text-properties fo:color="#8f5902" loext:opacity="100%" fo:font-style="italic" fo:background-color="#f8f8f8" style:font-style-asian="italic"/>
    </style:style>
    <style:style style:name="DocumentationTok" style:family="text">
      <style:text-properties fo:color="#8f5902" loext:opacity="100%" fo:font-style="italic" fo:font-weight="bold" fo:background-color="#f8f8f8" style:font-style-asian="italic" style:font-weight-asian="bold"/>
    </style:style>
    <style:style style:name="AnnotationTok" style:family="text">
      <style:text-properties fo:color="#8f5902" loext:opacity="100%" fo:font-style="italic" fo:font-weight="bold" fo:background-color="#f8f8f8" style:font-style-asian="italic" style:font-weight-asian="bold"/>
    </style:style>
    <style:style style:name="CommentVarTok" style:family="text">
      <style:text-properties fo:color="#8f5902" loext:opacity="100%" fo:font-style="italic" fo:font-weight="bold" fo:background-color="#f8f8f8" style:font-style-asian="italic" style:font-weight-asian="bold"/>
    </style:style>
    <style:style style:name="OtherTok" style:family="text">
      <style:text-properties fo:color="#8f5902" loext:opacity="100%" fo:background-color="#f8f8f8"/>
    </style:style>
    <style:style style:name="FunctionTok" style:family="text">
      <style:text-properties fo:color="#000000" loext:opacity="100%" fo:background-color="#f8f8f8"/>
    </style:style>
    <style:style style:name="VariableTok" style:family="text">
      <style:text-properties fo:color="#000000" loext:opacity="100%" fo:background-color="#f8f8f8"/>
    </style:style>
    <style:style style:name="ControlFlowTok" style:family="text">
      <style:text-properties fo:color="#204a87" loext:opacity="100%" fo:font-weight="bold" fo:background-color="#f8f8f8" style:font-weight-asian="bold"/>
    </style:style>
    <style:style style:name="OperatorTok" style:family="text">
      <style:text-properties fo:color="#ce5c00" loext:opacity="100%" fo:font-weight="bold" fo:background-color="#f8f8f8" style:font-weight-asian="bold"/>
    </style:style>
    <style:style style:name="BuiltInTok" style:family="text">
      <style:text-properties fo:background-color="#f8f8f8"/>
    </style:style>
    <style:style style:name="ExtensionTok" style:family="text">
      <style:text-properties fo:background-color="#f8f8f8"/>
    </style:style>
    <style:style style:name="PreprocessorTok" style:family="text">
      <style:text-properties fo:color="#8f5902" loext:opacity="100%" fo:font-style="italic" fo:background-color="#f8f8f8" style:font-style-asian="italic"/>
    </style:style>
    <style:style style:name="AttributeTok" style:family="text">
      <style:text-properties fo:color="#c4a000" loext:opacity="100%" fo:background-color="#f8f8f8"/>
    </style:style>
    <style:style style:name="RegionMarkerTok" style:family="text">
      <style:text-properties fo:background-color="#f8f8f8"/>
    </style:style>
    <style:style style:name="InformationTok" style:family="text">
      <style:text-properties fo:color="#8f5902" loext:opacity="100%" fo:font-style="italic" fo:font-weight="bold" fo:background-color="#f8f8f8" style:font-style-asian="italic" style:font-weight-asian="bold"/>
    </style:style>
    <style:style style:name="WarningTok" style:family="text">
      <style:text-properties fo:color="#8f5902" loext:opacity="100%" fo:font-style="italic" fo:font-weight="bold" fo:background-color="#f8f8f8" style:font-style-asian="italic" style:font-weight-asian="bold"/>
    </style:style>
    <style:style style:name="AlertTok" style:family="text">
      <style:text-properties fo:color="#ef2929" loext:opacity="100%" fo:background-color="#f8f8f8"/>
    </style:style>
    <style:style style:name="ErrorTok" style:family="text">
      <style:text-properties fo:color="#a40000" loext:opacity="100%" fo:font-weight="bold" fo:background-color="#f8f8f8" style:font-weight-asian="bold"/>
    </style:style>
    <style:style style:name="NormalTok" style:family="text">
      <style:text-properties fo:background-color="#f8f8f8"/>
    </style:style>
    <style:style style:name="author_20_Car" style:display-name="author Car" style:family="text" style:parent-style-name="Default_20_Paragraph_20_Font" loext:linked-style-name="author">
      <style:text-properties fo:font-size="16pt" style:font-size-asian="16pt" style:language-asian="en" style:country-asian="US" style:font-size-complex="12pt"/>
    </style:style>
    <style:style style:name="date_20_Car" style:display-name="date Car" style:family="text" style:parent-style-name="Default_20_Paragraph_20_Font" loext:linked-style-name="Date1">
      <style:text-properties fo:font-size="14pt" style:font-size-asian="14pt" style:language-asian="en" style:country-asian="US" style:font-size-complex="12pt"/>
    </style:style>
    <style:style style:name="Citation_20_intense_20_Car" style:display-name="Citation intense Car" style:family="text" style:parent-style-name="Default_20_Paragraph_20_Font" loext:linked-style-name="Intense_20_Quote">
      <style:text-properties fo:color="#4472c4" loext:opacity="100%" fo:font-size="12pt" fo:font-style="italic" style:font-size-asian="12pt" style:language-asian="en" style:country-asian="US" style:font-style-asian="italic" style:font-size-complex="12pt" style:font-style-complex="italic">
        <loext:char-complex-color loext:theme-type="accent1" loext:color-type="theme"/>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fo:language="en" fo:country="US"/>
    </style:style>
    <style:style style:name="ListLabel_20_102" style:display-name="ListLabel 102" style:family="text">
      <style:text-properties fo:language="en" fo:country="US"/>
    </style:style>
    <style:style style:name="ListLabel_20_103" style:display-name="ListLabel 10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text:style-name="ListLabel_20_11" loext:num-list-format=" "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text:style-name="ListLabel_20_12" loext:num-list-format=" "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text:style-name="ListLabel_20_13" loext:num-list-format=" "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text:style-name="ListLabel_20_14" loext:num-list-format=" "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text:style-name="ListLabel_20_15" loext:num-list-format=" "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text:style-name="ListLabel_20_16" loext:num-list-format=" "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text:style-name="ListLabel_20_17" loext:num-list-format=" "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18" loext:num-list-format=" "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9"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0"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31"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32"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3"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4" loext:num-list-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5" loext:num-list-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6" loext:num-list-format=""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7" loext:num-list-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8" loext:num-list-format=" "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text:style-name="ListLabel_20_39" loext:num-list-format=" "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text:style-name="ListLabel_20_40" loext:num-list-format=" "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text:style-name="ListLabel_20_41" loext:num-list-format=" "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text:style-name="ListLabel_20_42" loext:num-list-format=" "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text:style-name="ListLabel_20_43" loext:num-list-format=" "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text:style-name="ListLabel_20_44" loext:num-list-format=" "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text:style-name="ListLabel_20_45" loext:num-list-format=" "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46" loext:num-list-format=" "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47"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text:style-name="ListLabel_20_48" loext:num-list-format="%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text:style-name="ListLabel_20_49" loext:num-list-format="%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text:style-name="ListLabel_20_50"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51" loext:num-list-format="%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text:style-name="ListLabel_20_52" loext:num-list-format="%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text:style-name="ListLabel_20_53"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text:style-name="ListLabel_20_54" loext:num-list-format="%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55" loext:num-list-format="%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56"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57"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58"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59"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60"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61"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62"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63"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64"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65"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66"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67"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68"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69"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70"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71"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72"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73"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74"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75"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76"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77"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78"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79"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80"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81"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82"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83"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84"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85"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86"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87"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88"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89"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90"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91"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92"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93"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94"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95"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96"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97"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98"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99"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100"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nom_20_de_20_la_20_personne">
      <style:paragraph-properties fo:margin-right="12.002cm" fo:margin-top="0cm" fo:margin-bottom="0.199cm" style:contextual-spacing="false"/>
      <style:text-properties style:font-name="Arial" fo:font-size="14pt" style:font-size-asian="14pt" style:font-name-complex="Arial1" style:font-size-complex="14pt"/>
    </style:style>
    <style:style style:name="MP2" style:family="paragraph" style:parent-style-name="Footer">
      <style:paragraph-properties fo:margin-left="0cm"/>
      <style:text-properties fo:font-weight="bold" style:font-weight-asian="bold"/>
    </style:style>
    <style:style style:name="MT1" style:family="text">
      <style:text-properties style:font-name="Arial" fo:font-size="14pt" style:font-size-asian="14pt" style:font-name-complex="Arial1" style:font-size-complex="14pt"/>
    </style:style>
    <style:style style:name="MT2" style:family="text">
      <style:text-properties fo:font-weight="bold" style:font-weight-asian="bold"/>
    </style:style>
    <style:style style:name="Mfr1" style:family="graphic" style:parent-style-name="Graphics">
      <style:graphic-properties fo:margin-left="0.318cm" fo:margin-right="0.318cm" fo:margin-top="0cm" fo:margin-bottom="0.7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21.001cm" fo:page-height="29.7cm" style:num-format="1" style:print-orientation="portrait" fo:margin-top="3.501cm" fo:margin-bottom="0.877cm" fo:margin-left="2.499cm" fo:margin-right="2.499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cm" fo:margin-left="0cm" fo:margin-right="0cm" fo:margin-bottom="2.101cm" style:dynamic-spacing="true"/>
      </style:header-style>
      <style:footer-style>
        <style:header-footer-properties fo:min-height="1.623cm" fo:margin-left="0cm" fo:margin-right="0cm" fo:margin-top="1.52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frame draw:style-name="Mfr1" draw:name="Image 10" text:anchor-type="char" svg:x="-2.579cm" svg:y="-6.615cm" svg:width="21.02cm" svg:height="3.11cm" draw:z-index="8"><draw:image xlink:href="Pictures/10000000000009B00000016F92531150.png" xlink:type="simple" xlink:show="embed" xlink:actuate="onLoad" draw:mime-type="image/png"/></draw:frame></text:p>
        <text:p text:style-name="Header"/>
      </style:header>
      <style:footer>
        <text:p text:style-name="MP2" loext:marker-style-name="MT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réation d’un compte sur Mastodon pour le service ARDEL</dc:title>
    <meta:initial-creator>Damien Belvèze</meta:initial-creator>
    <dc:creator>Damien Belveze</dc:creator>
    <meta:editing-cycles>3</meta:editing-cycles>
    <meta:creation-date>2024-03-22T13:16:00</meta:creation-date>
    <dc:date>2024-03-22T13:21:00</dc:date>
    <meta:editing-duration>PT4M</meta:editing-duration>
    <meta:generator>LibreOffice/24.2.7.2$Linux_X86_64 LibreOffice_project/420$Build-2</meta:generator>
    <meta:document-statistic meta:table-count="2" meta:image-count="1" meta:object-count="0" meta:page-count="9" meta:paragraph-count="157" meta:word-count="1816" meta:character-count="12621" meta:non-whitespace-character-count="10959"/>
    <meta:user-defined meta:name="AppVersion">16.0000</meta:user-defined>
    <meta:user-defined meta:name="date">2024-03-22</meta:user-defined>
    <meta:user-defined meta:name="output"/>
    <meta:template xlink:type="simple" xlink:actuate="onRequest" xlink:title="Normal.dotm" xlink:href=""/>
  </office:meta>
</office:document-meta>
</file>